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style:font-name="Calibri" fo:font-size="12pt" style:font-name-asian="Calibri1" style:font-size-asian="12pt" style:font-name-complex="Calibri1" style:font-size-complex="12pt"/>
    </style:style>
    <style:style style:name="P4" style:family="paragraph" style:parent-style-name="Standard">
      <style:paragraph-properties fo:break-before="auto" fo:break-after="auto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text-align="center" style:justify-single-word="false" fo:break-before="auto" fo:break-after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8" style:family="paragraph" style:parent-style-name="Standard">
      <style:paragraph-properties fo:break-before="auto" fo:break-after="auto"/>
      <style:text-properties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break-before="auto" fo:break-after="auto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0" style:family="paragraph" style:parent-style-name="Standard">
      <style:paragraph-properties fo:text-align="center" style:justify-single-word="false" fo:break-before="auto" fo:break-after="auto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1" style:family="paragraph" style:parent-style-name="Standard">
      <style:paragraph-properties fo:break-before="auto" fo:break-after="auto"/>
      <style:text-properties style:font-name="Calibri" fo:font-size="12pt" fo:background-color="#ffe599" style:font-name-asian="Calibri1" style:font-size-asian="12pt" style:font-name-complex="Calibri1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77328" officeooo:paragraph-rsid="00077328" fo:background-color="transparent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77328" officeooo:paragraph-rsid="00077328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77328"/>
    </style:style>
    <style:style style:name="P15" style:family="paragraph" style:parent-style-name="Standard">
      <style:paragraph-properties fo:text-align="start" style:justify-single-word="false"/>
      <style:text-properties officeooo:paragraph-rsid="00082429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77328" officeooo:paragraph-rsid="0007732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77328" officeooo:paragraph-rsid="0007732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82429" officeooo:paragraph-rsid="00082429" style:font-weight-asian="normal" style:font-weight-complex="normal"/>
    </style:style>
    <style:style style:name="T1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4" style:family="text">
      <style:text-properties style:font-name="Calibri" fo:font-size="12pt" fo:font-weight="bold" officeooo:rsid="00082429" fo:background-color="transparent" loext:char-shading-value="0" style:font-name-asian="Calibri1" style:font-size-asian="10.5pt" style:font-weight-asian="bold" style:font-name-complex="Calibri1" style:font-size-complex="12pt" style:font-weight-complex="bold"/>
    </style:style>
    <style:style style:name="T5" style:family="text">
      <style:text-properties style:font-name="Calibri" fo:font-size="12pt" fo:font-weight="bold" officeooo:rsid="00077328" fo:background-color="transparent" loext:char-shading-value="0" style:font-name-asian="Calibri1" style:font-size-asian="10.5pt" style:font-weight-asian="bold" style:font-name-complex="Calibri1" style:font-size-complex="12pt" style:font-weight-complex="bold"/>
    </style:style>
    <style:style style:name="T6" style:family="text">
      <style:text-properties style:font-name="Calibri" fo:font-size="12pt" fo:background-color="#ffe599" loext:char-shading-value="0" style:font-name-asian="Calibri1" style:font-size-asian="12pt" style:font-name-complex="Calibri1" style:font-size-complex="12pt"/>
    </style:style>
    <style:style style:name="T7" style:family="text">
      <style:text-properties style:font-name="Calibri" fo:font-size="12pt" fo:font-weight="normal" officeooo:rsid="00077328" fo:background-color="transparent" loext:char-shading-value="0" style:font-name-asian="Calibri1" style:font-size-asian="10.5pt" style:font-weight-asian="normal" style:font-name-complex="Calibri1" style:font-size-complex="12pt" style:font-weight-complex="normal"/>
    </style:style>
    <style:style style:name="T8" style:family="text">
      <style:text-properties style:font-name="Calibri" fo:font-size="12pt" officeooo:rsid="00077328" fo:background-color="transparent" loext:char-shading-value="0" style:font-name-asian="Calibri1" style:font-size-asian="10.5pt" style:font-name-complex="Calibri1" style:font-size-complex="12pt"/>
    </style:style>
    <style:style style:name="T9" style:family="text">
      <style:text-properties style:font-name="Calibri" fo:font-size="12pt" fo:background-color="transparent" loext:char-shading-value="0" style:font-name-asian="Calibri1" style:font-size-asian="10.5pt" style:font-name-complex="Calibri1" style:font-size-complex="12pt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officeooo:rsid="000824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JS</text:p>
      <text:p text:style-name="P3"/>
      <text:p text:style-name="P7">Declaracion de variable:</text:p>
      <text:p text:style-name="P3"/>
      <text:p text:style-name="P3">let, var, const</text:p>
      <text:p text:style-name="P3">La más usada: let</text:p>
      <text:p text:style-name="P3">var también se usa mucho y tiene cosas como poder volver a declarar la misma variable y demás.</text:p>
      <text:p text:style-name="P3">Esas variables se usan para caracteres y números.</text:p>
      <text:p text:style-name="P3"/>
      <text:p text:style-name="P4">OBSERVACIÓN</text:p>
      <text:p text:style-name="P3">const ES CONSTANTE por lo que no se puede cambiar</text:p>
      <text:p text:style-name="P3">Cuando es un vector, se puede cambiar elemento por elemento</text:p>
      <text:p text:style-name="P3"/>
      <text:p text:style-name="P7">Cadenas de texto</text:p>
      <text:p text:style-name="P3"/>
      <text:p text:style-name="P3">let nombre = 'Guille',</text:p>
      <text:p text:style-name="P3"><text:s text:c="5"/>apellido = 'Coelho';</text:p>
      <text:p text:style-name="P3"/>
      <text:p text:style-name="P4">Para concatenar:</text:p>
      <text:p text:style-name="P3"/>
      <text:p text:style-name="P3">console.log(nombre + apellido); salida: GuilleCoelho</text:p>
      <text:p text:style-name="P3">console.log(nombre + ' ' + apellido); salida: Guille Coelho</text:p>
      <text:p text:style-name="P3">console.log(`${nombre} ${apellido}`); salida: Guille Coelho</text:p>
      <text:p text:style-name="P3">console.log(nombre.concat(' ', apellido)); salida: GuilleCoelho</text:p>
      <text:p text:style-name="P3"/>
      <text:p text:style-name="P3">(console.log se usa para que se vea la salida en la consola del navegador)</text:p>
      <text:p text:style-name="P3"/>
      <text:p text:style-name="P4">Cantidad de caracteres de una cadena: </text:p>
      <text:p text:style-name="P3"/>
      <text:p text:style-name="P3">console.log(nombre.lenght); salida: 6</text:p>
      <text:p text:style-name="P3"/>
      <text:p text:style-name="P1"><text:span text:style-name="T2"><text:s/></text:span><text:span text:style-name="T3">Para comparar:</text:span></text:p>
      <text:p text:style-name="P3">console.log( 'hola' == ' hola' ); // salida: false Los espacios en blanco cuentan!!!</text:p>
      <text:p text:style-name="P3"/>
      <text:p text:style-name="P4">Para convertir de un dato a string usamos la funcion String() o .toString()</text:p>
      <text:p text:style-name="P3">let dato = 43;</text:p>
      <text:p text:style-name="P3">console.log( String(dato) ); // salida: 43</text:p>
      <text:p text:style-name="P3">console.log( typeof String(dato) ); // salida: string</text:p>
      <text:p text:style-name="P3"/>
      <text:p text:style-name="P3"><text:soft-page-break/>dato = true; //booleano</text:p>
      <text:p text:style-name="P3">console.log( String(dato) ); // salida: true</text:p>
      <text:p text:style-name="P3">console.log( typeof String(dato) ); // salida: string</text:p>
      <text:p text:style-name="P3"/>
      <text:p text:style-name="P4">OBSERVACIÓN: </text:p>
      <text:p text:style-name="P3">No se pueden convertir los tipos Null y undefined</text:p>
      <text:p text:style-name="P3"/>
      <text:p text:style-name="P4">Cortar espacios en blanco:</text:p>
      <text:p text:style-name="P3">const dataso = ‘ skere’;</text:p>
      <text:p text:style-name="P3">console.log(dataso.trimStart()); // salida: skere (sin espacio en blanco al principio)</text:p>
      <text:p text:style-name="P3">console.log(dataso.trimEnd()); // Lo mismo pero al final</text:p>
      <text:p text:style-name="P3"/>
      <text:p text:style-name="P4">Reemplazar una cadena de texto de un string</text:p>
      <text:p text:style-name="P3">const cadena = ‘Hola mundo’;</text:p>
      <text:p text:style-name="P3">console.log(cadena.replace(‘Hola’, ‘Adios’)); // Adios mundo</text:p>
      <text:p text:style-name="P3"/>
      <text:p text:style-name="P4">Cortar parte del texto</text:p>
      <text:p text:style-name="P3">console.log(cadena.slice(5)); // mundo</text:p>
      <text:p text:style-name="P3">.subString() es igual que slice</text:p>
      <text:p text:style-name="P3"/>
      <text:p text:style-name="P7">Números</text:p>
      <text:p text:style-name="P3"/>
      <text:p text:style-name="P3">const numero1,</text:p>
      <text:p text:style-name="P3"><text:s text:c="6"/>numero2;</text:p>
      <text:p text:style-name="P3"/>
      <text:p text:style-name="P3">let resultado;</text:p>
      <text:p text:style-name="P3"/>
      <text:p text:style-name="P4">sumar, restar, dividir, multiplicar, módulo</text:p>
      <text:p text:style-name="P3"/>
      <text:p text:style-name="P3">resultado = numero1 (+ - / * %) numero2;</text:p>
      <text:p text:style-name="P3"/>
      <text:p text:style-name="P3">//Pi</text:p>
      <text:p text:style-name="P3">resultado = Math.PI; // se incluye la librería Math</text:p>
      <text:p text:style-name="P3"/>
      <text:p text:style-name="P4">Redondear</text:p>
      <text:p text:style-name="P3">resultado = Math.round(2.4) // va a redondearlo a 2, si queremos redondear para arriba, usamos 'ceil', si queremos redondear para abajo usamos 'floor'</text:p>
      <text:p text:style-name="P3"/>
      <text:p text:style-name="P4">Raíz cuadrada</text:p>
      <text:p text:style-name="P3">resultado = Math.sqrt(4);</text:p>
      <text:p text:style-name="P3"/>
      <text:p text:style-name="P4"><text:soft-page-break/>Absoluto</text:p>
      <text:p text:style-name="P3">resultado = Math.abs(-4);</text:p>
      <text:p text:style-name="P3"/>
      <text:p text:style-name="P4">Elevar a una potencia</text:p>
      <text:p text:style-name="P3">resultado = Math.pow(2);</text:p>
      <text:p text:style-name="P3"/>
      <text:p text:style-name="P4">Mínimo y máximo</text:p>
      <text:p text:style-name="P3">resultado = Math.min(3,5,1,8,6);</text:p>
      <text:p text:style-name="P3">resultado = Math.max(3,5,1,8,6);</text:p>
      <text:p text:style-name="P3"/>
      <text:p text:style-name="P4">Aleatorio</text:p>
      <text:p text:style-name="P3">resultado = Math.random();</text:p>
      <text:p text:style-name="P3"/>
      <text:p text:style-name="P11">--&gt; Los tipos de datos en JS no se especifican como en otros lenguajes, var, let pueden ser números enteros, negativos, racionales o cadenas de texto.</text:p>
      <text:p text:style-name="P3"/>
      <text:p text:style-name="P4">Para saber el tipo de dato que tienen una variable, usamos 'typeof'</text:p>
      <text:p text:style-name="P3">let valor;</text:p>
      <text:p text:style-name="P3"/>
      <text:p text:style-name="P3">console.log(typeof valor); // salida: undefined</text:p>
      <text:p text:style-name="P3"/>
      <text:p text:style-name="P3">valor = 15;</text:p>
      <text:p text:style-name="P3">console.log(typeof valor); // salida: number</text:p>
      <text:p text:style-name="P3">si pongo con comillas pasa a ser un string</text:p>
      <text:p text:style-name="P3">valor = "15";</text:p>
      <text:p text:style-name="P3">console.log(typeof valor); // salida: string</text:p>
      <text:p text:style-name="P3"/>
      <text:p text:style-name="P3">valor = 'guille';</text:p>
      <text:p text:style-name="P3">console.log(typeof valor); // salida: string</text:p>
      <text:p text:style-name="P3"/>
      <text:p text:style-name="P3">valor = true; // o false</text:p>
      <text:p text:style-name="P3">console.log(typeof valor); // salida: boolean</text:p>
      <text:p text:style-name="P3"/>
      <text:p text:style-name="P3">valor = null;</text:p>
      <text:p text:style-name="P3">console.log(typeof valor); // salida: object</text:p>
      <text:p text:style-name="P3"/>
      <text:p text:style-name="P3">valor = Symbol('Simbolo');</text:p>
      <text:p text:style-name="P3">console.log(typeof valor); // salida: Simbolo</text:p>
      <text:p text:style-name="P3"/>
      <text:p text:style-name="P3">valor = [1,2,6,8];</text:p>
      <text:p text:style-name="P3">console.log(typeof valor); // salida: objeto</text:p>
      <text:p text:style-name="P3"><text:soft-page-break/></text:p>
      <text:p text:style-name="P4">Objeto:</text:p>
      <text:p text:style-name="P3"/>
      <text:p text:style-name="P3">valor = {</text:p>
      <text:p text:style-name="P3"><text:s text:c="5"/>nombre: 'Guille'</text:p>
      <text:p text:style-name="P3"><text:s text:c="5"/>carrera: 'Ingeniero en sistemas'</text:p>
      <text:p text:style-name="P3">}</text:p>
      <text:p text:style-name="P3">console.log(typeof valor); // salida: objeto</text:p>
      <text:p text:style-name="P3"/>
      <text:p text:style-name="P3">valor = new Date(); // fecha</text:p>
      <text:p text:style-name="P3">console.log(typeof valor); // salida: objeto</text:p>
      <text:p text:style-name="P3"/>
      <text:p text:style-name="P3">Se pueden hacer cosas como:</text:p>
      <text:p text:style-name="P3"/>
      <text:p text:style-name="P3">let numero1 = 30,</text:p>
      <text:p text:style-name="P3"><text:s text:c="5"/>numero2 = 10;</text:p>
      <text:p text:style-name="P3"/>
      <text:p text:style-name="P3">console.log(numero1 &gt; numero2); // salida: true</text:p>
      <text:p text:style-name="P3"/>
      <text:p text:style-name="P4">Para comparar</text:p>
      <text:p text:style-name="P3"/>
      <text:p text:style-name="P3">console.log( 20 == '20' ); // salida: true</text:p>
      <text:p text:style-name="P3">console.log( 20 === '20' ); // salida: false</text:p>
      <text:p text:style-name="P3"/>
      <text:p text:style-name="P3">¿Por qué pasa eso? los doble = (==) comparan solo el valor, los triple (===) comparan el valor y el tipo de dato a su vez</text:p>
      <text:p text:style-name="P3"/>
      <text:p text:style-name="P4">Si son diferentes</text:p>
      <text:p text:style-name="P3">console.log( 20 != 45 ); // salida: true</text:p>
      <text:p text:style-name="P3"/>
      <text:p text:style-name="P4">Para convertir de string a numero</text:p>
      <text:p text:style-name="P3"/>
      <text:p text:style-name="P3">const numero1 = "50",</text:p>
      <text:p text:style-name="P3"><text:s text:c="5"/>numero2 = 10;</text:p>
      <text:p text:style-name="P3"/>
      <text:p text:style-name="P3">console.log( numero1 + numero2 ); //salida: 5010 te lo concatena</text:p>
      <text:p text:style-name="P3"/>
      <text:p text:style-name="P3">console.log( Number(numero1) + numero2 ); //salida: 60, Number() te convierte el string en numero, como alternativa esta parseInt() para enteros y parseFloat para racionales</text:p>
      <text:p text:style-name="P3"/>
      <text:p text:style-name="P11">Si tenemos un número podemos usar toFixed() para limitar los números que se muestran.</text:p>
      <text:p text:style-name="P3"><text:soft-page-break/></text:p>
      <text:p text:style-name="P3">let numero = 113243.1241435;</text:p>
      <text:p text:style-name="P3"/>
      <text:p text:style-name="P3">console.log( numero.toFixed(4) ); // salida: 113243.1241</text:p>
      <text:p text:style-name="P4">Comparar Null con Undefined</text:p>
      <text:p text:style-name="P4"/>
      <text:p text:style-name="P3">Si comparamos con ‘==’ nos va a devolver que son iguales, mientras que si usamos ‘===’ nos saldra que son diferentes.</text:p>
      <text:p text:style-name="P3"/>
      <text:p text:style-name="P3"/>
      <text:p text:style-name="P3"/>
      <text:p text:style-name="P2"><text:span text:style-name="T2"><text:s text:c="5"/></text:span><text:span text:style-name="T1">Hacer templates de HTML en JS</text:span></text:p>
      <text:p text:style-name="P3"/>
      <text:p text:style-name="P4">----------Método viejo-----------</text:p>
      <text:p text:style-name="P3"/>
      <text:p text:style-name="P3">const producto1 = 'Pizza',</text:p>
      <text:p text:style-name="P3"><text:tab/>producto2 = 'Hamburguesa',</text:p>
      <text:p text:style-name="P3"><text:tab/>precio1 = 20,</text:p>
      <text:p text:style-name="P3"><text:tab/>precio2 = 30;</text:p>
      <text:p text:style-name="P3"/>
      <text:p text:style-name="P3">let html;</text:p>
      <text:p text:style-name="P3"/>
      <text:p text:style-name="P3">html =</text:p>
      <text:p text:style-name="P3"><text:tab/>'&lt;ul&gt;' +</text:p>
      <text:p text:style-name="P3"><text:tab/>'&lt;li&gt;Orden: ' + producto1 + '&lt;/li&gt;' +</text:p>
      <text:p text:style-name="P3"><text:tab/>'&lt;li&gt;Precio: ' + precio1 + '&lt;/li&gt;' +</text:p>
      <text:p text:style-name="P3"><text:tab/>'&lt;li&gt;Orden: ' + producto2 + '&lt;/li&gt;' +</text:p>
      <text:p text:style-name="P3"><text:tab/>'&lt;li&gt;Precio: ' + precio2 + '&lt;/li&gt;' +</text:p>
      <text:p text:style-name="P3"><text:tab/>'&lt;li&gt;' + (precio1 + precio2) + '&lt;/li&gt;' +</text:p>
      <text:p text:style-name="P3"><text:tab/>'&lt;/ul&gt;';</text:p>
      <text:p text:style-name="P3"/>
      <text:p text:style-name="P3">document.getElementById('app').innerHTML = html;</text:p>
      <text:p text:style-name="P3"/>
      <text:p text:style-name="P11">----------Método nuevo---------- Se usan las comillas `` y ${} para las variables</text:p>
      <text:p text:style-name="P3"/>
      <text:p text:style-name="P3">const producto1 = 'Pizza',</text:p>
      <text:p text:style-name="P3"><text:tab/>producto2 = 'Hamburguesa',</text:p>
      <text:p text:style-name="P3"><text:tab/>precio1 = 20,</text:p>
      <text:p text:style-name="P3"><text:tab/>precio2 = 30;</text:p>
      <text:p text:style-name="P3"/>
      <text:p text:style-name="P3">let html;</text:p>
      <text:p text:style-name="P3"/>
      <text:p text:style-name="P3"><text:soft-page-break/>html = `</text:p>
      <text:p text:style-name="P3"><text:s text:c="5"/>&lt;ul&gt;</text:p>
      <text:p text:style-name="P3"><text:s text:c="10"/>&lt;li&gt;Orden: ${producto1} &lt;/li&gt;</text:p>
      <text:p text:style-name="P3"><text:s text:c="10"/>&lt;li&gt;Precio: ${precio1} &lt;/li&gt;</text:p>
      <text:p text:style-name="P3"><text:s text:c="10"/>&lt;li&gt;Orden: ${producto2} &lt;/li&gt;</text:p>
      <text:p text:style-name="P3"><text:s text:c="10"/>&lt;li&gt;Precio: ${precio2} &lt;/li&gt;</text:p>
      <text:p text:style-name="P3"><text:s text:c="10"/>&lt;li&gt;Total: ${precio1 + precio2} &lt;/li&gt;</text:p>
      <text:p text:style-name="P3"><text:s text:c="5"/>&lt;/ul&gt;</text:p>
      <text:p text:style-name="P3"/>
      <text:p text:style-name="P3"><text:s text:c="5"/>`;</text:p>
      <text:p text:style-name="P3"/>
      <text:p text:style-name="P3">document.getElementById('app').innerHTML = html;</text:p>
      <text:p text:style-name="P3"/>
      <text:p text:style-name="P4">-------Usando una función total--------</text:p>
      <text:p text:style-name="P3">let html;</text:p>
      <text:p text:style-name="P3"/>
      <text:p text:style-name="P3">html = `</text:p>
      <text:p text:style-name="P3"><text:s text:c="5"/>&lt;ul&gt;</text:p>
      <text:p text:style-name="P3"><text:s text:c="10"/>&lt;li&gt;Orden: ${producto1} &lt;/li&gt;</text:p>
      <text:p text:style-name="P3"><text:s text:c="10"/>&lt;li&gt;Precio: ${precio1} &lt;/li&gt;</text:p>
      <text:p text:style-name="P3"><text:s text:c="10"/>&lt;li&gt;Orden: ${producto2} &lt;/li&gt;</text:p>
      <text:p text:style-name="P3"><text:s text:c="10"/>&lt;li&gt;Precio: ${precio2} &lt;/li&gt;</text:p>
      <text:p text:style-name="P3"><text:s text:c="10"/>&lt;li&gt;Total: ${total(precio1, precio2)} &lt;/li&gt;</text:p>
      <text:p text:style-name="P3"><text:s text:c="5"/>&lt;/ul&gt;</text:p>
      <text:p text:style-name="P3"/>
      <text:p text:style-name="P3"><text:s text:c="5"/>`;</text:p>
      <text:p text:style-name="P3"/>
      <text:p text:style-name="P3">function total(precio1, precio2) {</text:p>
      <text:p text:style-name="P3"><text:tab/>return precio1 + precio2;</text:p>
      <text:p text:style-name="P3">}</text:p>
      <text:p text:style-name="P3"/>
      <text:p text:style-name="P3">document.getElementById('app').innerHTML = html;</text:p>
      <text:p text:style-name="P3"/>
      <text:p text:style-name="P7">Vectores</text:p>
      <text:p text:style-name="P3"/>
      <text:p text:style-name="P3">const números = [1,54,2,421,4];</text:p>
      <text:p text:style-name="P3">console.log(números); // salida: Array(5) [1, 54, 2, 421, 4]</text:p>
      <text:p text:style-name="P3"/>
      <text:p text:style-name="P4">Método alternativo</text:p>
      <text:p text:style-name="P3">const meses = new Array('Enero', 'Febrero', 'Marzo');</text:p>
      <text:p text:style-name="P3">console.log(meses); // salida: Array(3) ["Enero", "Febrero", "Marzo"]</text:p>
      <text:p text:style-name="P3"/>
      <text:p text:style-name="P4">OBSERVACIÓN</text:p>
      <text:p text:style-name="P3"><text:soft-page-break/>Se pueden hacer arrays con tipos de datos mezclados</text:p>
      <text:p text:style-name="P3">const mezclado = ['hola', 20, true, null, undefined];</text:p>
      <text:p text:style-name="P3">console.log(mezclado); //salida: Array(5) ["hola", 20, true, null, undefined]</text:p>
      <text:p text:style-name="P3"/>
      <text:p text:style-name="P4">Si queremos comprobar que sea un arreglo usamos Array.isArray():</text:p>
      <text:p text:style-name="P3"/>
      <text:p text:style-name="P3">console.log(Array.isArray(mezclado)); //salida: true </text:p>
      <text:p text:style-name="P3"/>
      <text:p text:style-name="P4">Para insertar un elemento en una posición específica</text:p>
      <text:p text:style-name="P3"/>
      <text:p text:style-name="P3">meses[4] = 'Abril';</text:p>
      <text:p text:style-name="P3">console.log(meses); // salida: Array(4) ["Enero", "Febrero", "Marzo", "Abril"]</text:p>
      <text:p text:style-name="P3"/>
      <text:p text:style-name="P4">Si queremos agregar un elemento al final y no sabemos la posición</text:p>
      <text:p text:style-name="P3"/>
      <text:p text:style-name="P3">meses.push('Mayo'); </text:p>
      <text:p text:style-name="P3">console.log(meses); // salida: Array(5) ["Enero", "Febrero", "Marzo", "Abril", "Mayo"]</text:p>
      <text:p text:style-name="P3"/>
      <text:p text:style-name="P4">Para buscar la posición de un elemento</text:p>
      <text:p text:style-name="P3"/>
      <text:p text:style-name="P3">console.log(meses.indexOf('Marzo')); // salida: 2</text:p>
      <text:p text:style-name="P3"/>
      <text:p text:style-name="P4">Para insertar al inicio</text:p>
      <text:p text:style-name="P3"/>
      <text:p text:style-name="P3">meses.unshift('mes 0');</text:p>
      <text:p text:style-name="P3">console.log(meses); // salida: Array(6) ["mes 0", "Enero", "Febrero", "Marzo", "Abril", "Mayo"]</text:p>
      <text:p text:style-name="P3"/>
      <text:p text:style-name="P10">Para eliminar elementos</text:p>
      <text:p text:style-name="P3"/>
      <text:p text:style-name="P4">-----Eliminar uno-----</text:p>
      <text:p text:style-name="P3">meses.pop();</text:p>
      <text:p text:style-name="P3"/>
      <text:p text:style-name="P4">-----Eliminar el primero-----</text:p>
      <text:p text:style-name="P3">meses.shift();</text:p>
      <text:p text:style-name="P3"/>
      <text:p text:style-name="P4">-----Eliminar un rango-----</text:p>
      <text:p text:style-name="P1"><text:span text:style-name="T2">meses.splice(posición, cantidad); --&gt;</text:span><text:span text:style-name="T6">Donde posicion es el elemento desde donde se va a eliminar y cantidad, la cantidad de elementos a eliminar </text:span><text:soft-page-break/><text:span text:style-name="T6">para adelante</text:span></text:p>
      <text:p text:style-name="P3"/>
      <text:p text:style-name="P4">Para invertir el vector</text:p>
      <text:p text:style-name="P3">meses.reverse();</text:p>
      <text:p text:style-name="P3"/>
      <text:p text:style-name="P4">Para concatenar un vector</text:p>
      <text:p text:style-name="P3">let vector1 = [1,2,4],</text:p>
      <text:p text:style-name="P3"><text:s text:c="5"/>vector2 = [3,8,5];</text:p>
      <text:p text:style-name="P3"/>
      <text:p text:style-name="P3">console.log(vector1.concat(vector2)); // salida: Array(6) [1, 2, 4, 3, 8, 5]</text:p>
      <text:p text:style-name="P3"/>
      <text:p text:style-name="P4">Para ordenar un vector de letras, orden alfabético</text:p>
      <text:p text:style-name="P3">meses.sort();</text:p>
      <text:p text:style-name="P3">console.log(meses); // salida: Array(6) ["Abril", "Enero", "Febrero", "Marzo", "Mayo", "mes 0"]</text:p>
      <text:p text:style-name="P3"/>
      <text:p text:style-name="P1"><text:span text:style-name="T2">--&gt; </text:span><text:span text:style-name="T6">Para ordenar números JS toma solo el primer número por lo que hay que hacer algo extra para ordenarlos.</text:span></text:p>
      <text:p text:style-name="P3"/>
      <text:p text:style-name="P3">const vector = [1,54,212,65,23];</text:p>
      <text:p text:style-name="P3"/>
      <text:p text:style-name="P4">------De menor a mayor-------</text:p>
      <text:p text:style-name="P3">vector.sort(function(x, y){</text:p>
      <text:p text:style-name="P3"><text:s text:c="5"/>return x - y;</text:p>
      <text:p text:style-name="P3">});</text:p>
      <text:p text:style-name="P3">console.log(vector); // salida: Array(5) [1, 23, 54, 65, 212]</text:p>
      <text:p text:style-name="P3"/>
      <text:p text:style-name="P4">------De mayor a menor------</text:p>
      <text:p text:style-name="P3"/>
      <text:p text:style-name="P3">vector.sort(function(x, y){</text:p>
      <text:p text:style-name="P3"><text:s text:c="5"/>return y - x;</text:p>
      <text:p text:style-name="P3">});</text:p>
      <text:p text:style-name="P3">console.log(vector); // salida: Array(5) [212, 65, 54, 23, 1]</text:p>
      <text:p text:style-name="P3"/>
      <text:p text:style-name="P7">Objetos</text:p>
      <text:p text:style-name="P3"/>
      <text:p text:style-name="P4">Crear</text:p>
      <text:p text:style-name="P3">const persona = {</text:p>
      <text:p text:style-name="P3"><text:tab/>nombre: 'Guille',</text:p>
      <text:p text:style-name="P3"><text:tab/>apellido: 'Coelho',</text:p>
      <text:p text:style-name="P3"><text:tab/>edad: '19'</text:p>
      <text:p text:style-name="P3">};</text:p>
      <text:p text:style-name="P3"/>
      <text:p text:style-name="P4"><text:soft-page-break/>Para verlo</text:p>
      <text:p text:style-name="P3">console.log(persona);</text:p>
      <text:p text:style-name="P3">------salida------</text:p>
      <text:p text:style-name="P3">apellido: "Coelho"</text:p>
      <text:p text:style-name="P3">edad: "19"</text:p>
      <text:p text:style-name="P3">nombre: "Guille"</text:p>
      <text:p text:style-name="P3">------------------</text:p>
      <text:p text:style-name="P3"/>
      <text:p text:style-name="P4">Para acceder a una clave en específico</text:p>
      <text:p text:style-name="P3"/>
      <text:p text:style-name="P3">console.log(persona.nombre); // salida: Guille</text:p>
      <text:p text:style-name="P3"/>
      <text:p text:style-name="P1"><text:span text:style-name="T2">----------&gt; </text:span><text:span text:style-name="T3">Se pueden crear objetos dentro de objetos</text:span></text:p>
      <text:p text:style-name="P3">const persona = {</text:p>
      <text:p text:style-name="P3"><text:tab/>nombre: 'Guille',</text:p>
      <text:p text:style-name="P3"><text:tab/>apellido: 'Coelho',</text:p>
      <text:p text:style-name="P3"><text:tab/>edad: '19',</text:p>
      <text:p text:style-name="P3"><text:s text:c="5"/>hogar: {</text:p>
      <text:p text:style-name="P3"><text:s text:c="10"/>ciudad: 'Salto',</text:p>
      <text:p text:style-name="P3"><text:s text:c="10"/>país: 'Uruguay'</text:p>
      <text:p text:style-name="P3"><text:s text:c="5"/>}</text:p>
      <text:p text:style-name="P3">};</text:p>
      <text:p text:style-name="P3"/>
      <text:p text:style-name="P1"><text:span text:style-name="T2">----------&gt; </text:span><text:span text:style-name="T3">Funciones dentro de los objetos</text:span></text:p>
      <text:p text:style-name="P3">const persona = {</text:p>
      <text:p text:style-name="P3"><text:tab/>nombre: 'Guille',</text:p>
      <text:p text:style-name="P3"><text:tab/>apellido: 'Coelho',</text:p>
      <text:p text:style-name="P3"><text:tab/>edad: '19',</text:p>
      <text:p text:style-name="P3"><text:s text:c="5"/>hogar: {</text:p>
      <text:p text:style-name="P3"><text:s text:c="10"/>ciudad: 'Salto',</text:p>
      <text:p text:style-name="P3"><text:s text:c="10"/>país: 'Uruguay'</text:p>
      <text:p text:style-name="P3"><text:s text:c="5"/>},</text:p>
      <text:p text:style-name="P3"><text:s text:c="5"/>nacimiento: function () {</text:p>
      <text:p text:style-name="P3"><text:tab/><text:tab/>return new Date().getFullYear() - this.edad;</text:p>
      <text:p text:style-name="P3"><text:tab/>},</text:p>
      <text:p text:style-name="P3">};</text:p>
      <text:p text:style-name="P1"><text:span text:style-name="T2">//</text:span><text:span text:style-name="T3">This se usa para usar variables declaradas en el objeto</text:span></text:p>
      <text:p text:style-name="P4"/>
      <text:p text:style-name="P1"><text:span text:style-name="T2">-------</text:span><text:span text:style-name="T3">&gt; Agregar una variable a un objeto</text:span></text:p>
      <text:p text:style-name="P3">objeto.propNueva = ‘Contenido’;</text:p>
      <text:p text:style-name="P3"/>
      <text:p text:style-name="P4">-------&gt; Eliminar una variable de un objeto</text:p>
      <text:p text:style-name="P3">delete objeto.propiedad;</text:p>
      <text:p text:style-name="P3"><text:soft-page-break/></text:p>
      <text:p text:style-name="P4">------&gt; Destructuring an Object</text:p>
      <text:p text:style-name="P3">const { variable1, variable2, ... } = objeto;</text:p>
      <text:p text:style-name="P3"/>
      <text:p text:style-name="P3"/>
      <text:p text:style-name="P4">------&gt; Destructuring de objetos adentro de objetos</text:p>
      <text:p text:style-name="P3">const { objeto1: { variable } } = objeto;</text:p>
      <text:p text:style-name="P3"/>
      <text:p text:style-name="P4">--------------&gt; Uso estricto de codigo</text:p>
      <text:p text:style-name="P3">Si usamos la linea “use strict”; al principio vamos a poder usar funciones varias. Una en especial: </text:p>
      <text:p text:style-name="P4">congelar un objeto</text:p>
      <text:p text:style-name="P3">Object.freeze (objeto);</text:p>
      <text:p text:style-name="P3"/>
      <text:p text:style-name="P4">-----------------Arreglo de objetos-------------------</text:p>
      <text:p text:style-name="P3"/>
      <text:p text:style-name="P3">const autos = [</text:p>
      <text:p text:style-name="P3"><text:s text:c="5"/>{marca: 'Ford', modelo: 'Mustang'},</text:p>
      <text:p text:style-name="P3"><text:s text:c="5"/>{marca: 'Chevrolet', modelo: 'Camaro'},</text:p>
      <text:p text:style-name="P3"><text:s text:c="5"/>{marca: 'Ferrari', modelo: 'F50'},</text:p>
      <text:p text:style-name="P3">];</text:p>
      <text:p text:style-name="P3"/>
      <text:p text:style-name="P3">console.log(autos); // salida (3) con los objetos</text:p>
      <text:p text:style-name="P3"/>
      <text:p text:style-name="P1"><text:span text:style-name="T2">----------&gt; </text:span><text:span text:style-name="T6">Lo usamos como un vector normal y objeto</text:span></text:p>
      <text:p text:style-name="P3"/>
      <text:p text:style-name="P4">-----------------Funciones que se llaman a sí mismas al ejecutar-------------------</text:p>
      <text:p text:style-name="P3"/>
      <text:p text:style-name="P3">(function(){</text:p>
      <text:p text:style-name="P3"><text:s text:c="5"/>console.log('Funciona');</text:p>
      <text:p text:style-name="P3">})();</text:p>
      <text:p text:style-name="P3"/>
      <text:p text:style-name="P1"><text:span text:style-name="T2">--&gt; </text:span><text:span text:style-name="T6">Los paréntesis de abajo funcionan como cuando invocamos a una función normal, se le puede pasar parámetros.</text:span></text:p>
      <text:p text:style-name="Standard"><text:span text:style-name="T6"/></text:p>
      <text:p text:style-name="Standard"><text:span text:style-name="T6"/></text:p>
      <text:p text:style-name="P12"><text:span text:style-name="T10">Local Storage</text:span></text:p>
      <text:p text:style-name="P12"><text:span text:style-name="T10"/></text:p>
      <text:p text:style-name="P13"><text:span text:style-name="T10">Local Storage vs Session Storage</text:span></text:p>
      <text:p text:style-name="P13"><text:span text:style-name="T10"/></text:p>
      <text:p text:style-name="P14"><text:span text:style-name="T7">Los datos guardados en local storage persisten incluso luego de cerrar el navegador y reiniciar la computadora. Sin embargo session storage se </text:span><text:soft-page-break/><text:span text:style-name="T7">borra luego de cerrar el navegador.</text:span></text:p>
      <text:p text:style-name="P14"><text:span text:style-name="T7"/></text:p>
      <text:p text:style-name="P16"><text:span text:style-name="T9">Guardar un item en Local Storage</text:span></text:p>
      <text:p text:style-name="P17"><text:span text:style-name="T9"/></text:p>
      <text:p text:style-name="P17"><text:span text:style-name="T9">Para guardar un item se utiliza localStorage.setItem(key, objeto)</text:span></text:p>
      <text:p text:style-name="P17"><text:span text:style-name="T9"/></text:p>
      <text:p text:style-name="P15"><text:span text:style-name="T4">Obtener</text:span><text:span text:style-name="T5"> un item </text:span><text:span text:style-name="T4">desde</text:span><text:span text:style-name="T5"> Local Storage</text:span></text:p>
      <text:p text:style-name="P15"><text:span text:style-name="T5"/></text:p>
      <text:p text:style-name="P18"><text:span text:style-name="T8">D</text:span><text:span text:style-name="T9">e forma similar se utiliza localStorage.getItem(key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0T13:57:40.412963374</dc:date>
    <meta:editing-duration>PT9M37S</meta:editing-duration>
    <meta:editing-cycles>2</meta:editing-cycles>
    <meta:document-statistic meta:table-count="0" meta:image-count="0" meta:object-count="0" meta:page-count="11" meta:paragraph-count="279" meta:word-count="1411" meta:character-count="9813" meta:non-whitespace-character-count="8406"/>
  </office:meta>
</office:document-meta>
</file>